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1pt" fo:font-weight="normal" officeooo:rsid="00108b56" officeooo:paragraph-rsid="001df05d" style:font-size-asian="21pt" style:font-weight-asian="normal" style:font-size-complex="21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2pt" fo:font-weight="normal" officeooo:rsid="00108b56" officeooo:paragraph-rsid="001df05d" style:font-size-asian="22pt" style:font-weight-asian="normal" style:font-size-complex="2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df05d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color="#000000" draw:fill="none" draw:textarea-vertical-align="middle" draw:auto-grow-height="false" fo:min-height="4.156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129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Eu Creio Em Deus</text:span><text:span text:style-name="T1"><text:tab/></text:span><text:tab/><text:span text:style-name="T6">Sarah Farias</text:span><text:span text:style-name="T2"><text:tab/><text:tab/></text:span><text:span text:style-name="T3">[ </text:span><text:span text:style-name="T4">31</text:span><text:span text:style-name="T3"> ]</text:span></text:p>
      <text:p text:style-name="P1">*** Teoria nenhuma supera a experiência, que vivi com Deus</text:p>
      <text:p text:style-name="P1">Não me venha com sua conversinha ateísta, que em nada me ajudou</text:p>
      <text:p text:style-name="P1">Quantas vezes sozinho no meu quarto caído e o meu Deus me levantou</text:p>
      <text:p text:style-name="P1">Não foi droga nenhuma, nem sua filosofia</text:p>
      <text:p text:style-name="P1">Foi o meu Deus</text:p>
      <text:p text:style-name="P1"><draw:custom-shape text:anchor-type="paragraph" draw:z-index="0" draw:style-name="gr1" draw:text-style-name="P3" svg:width="0.422cm" svg:height="4.155cm" svg:x="15.304cm" svg:y="0.50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Eu creio em Deus</text:p>
      <text:p text:style-name="P1"><draw:frame text:anchor-type="paragraph" draw:z-index="2" draw:style-name="gr3" draw:text-style-name="P4" svg:width="1.059cm" svg:height="0.489cm" svg:x="15.99cm" svg:y="0.727cm"><draw:text-box><text:p><text:span text:style-name="T7">2x</text:span></text:p></draw:text-box></draw:frame>De janeiro à janeiro, de segunda à segunda</text:p>
      <text:p text:style-name="P1">Eu creio em Deus</text:p>
      <text:p text:style-name="P1">Você só tá respirando porque Deus tá deixando</text:p>
      <text:p text:style-name="P1">Eu sei o que eu vivi</text:p>
      <text:p text:style-name="P1"/>
      <text:p text:style-name="P1">Chega de ficar ouvindo teoria, que nada vai melhorar a minha vida</text:p>
      <text:p text:style-name="P1">Chega, chega, chega, chega</text:p>
      <text:p text:style-name="P1">Chega de tentar invalidar a minha crença, mais que teoria eu tenho experiência</text:p>
      <text:p text:style-name="P1">Chega, chega, chega, chega</text:p>
      <text:p text:style-name="P1"><draw:custom-shape text:anchor-type="paragraph" draw:z-index="1" draw:style-name="gr2" draw:text-style-name="P3" svg:width="0.422cm" svg:height="4.128cm" svg:x="15.198cm" svg:y="0.58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Eu creio em Deus</text:p>
      <text:p text:style-name="P1">De janeiro à janeiro, de segunda à segunda</text:p>
      <text:p text:style-name="P1"><draw:frame text:anchor-type="paragraph" draw:z-index="3" draw:style-name="gr3" draw:text-style-name="P4" svg:width="1.059cm" svg:height="0.489cm" svg:x="15.857cm" svg:y="0.086cm"><draw:text-box><text:p><text:span text:style-name="T7">3x</text:span></text:p></draw:text-box></draw:frame>Eu creio em Deus</text:p>
      <text:p text:style-name="P1">Você só tá respirando porque Deus tá deixando</text:p>
      <text:p text:style-name="P1">Eu sei o que eu viv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45:13.339007565</dc:date>
    <meta:editing-duration>PT24M32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0" meta:word-count="148" meta:character-count="752" meta:non-whitespace-character-count="622"/>
  </office:meta>
</office:document-meta>
</file>